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1.5898in"/>
    </style:style>
    <style:style style:name="co3" style:family="table-column">
      <style:table-column-properties fo:break-before="auto" style:column-width="0.2709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3138in"/>
    </style:style>
    <style:style style:name="co6" style:family="table-column">
      <style:table-column-properties fo:break-before="auto" style:column-width="0.389in"/>
    </style:style>
    <style:style style:name="co7" style:family="table-column">
      <style:table-column-properties fo:break-before="auto" style:column-width="0.539in"/>
    </style:style>
    <style:style style:name="co8" style:family="table-column">
      <style:table-column-properties fo:break-before="auto" style:column-width="1.4398in"/>
    </style:style>
    <style:style style:name="co9" style:family="table-column">
      <style:table-column-properties fo:break-before="auto" style:column-width="1.364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lt;1.5" style:apply-style-name="Error" style:base-cell-address="'Blaken-SFs'.J1"/>
      <style:map style:condition="cell-content()&lt;5" style:apply-style-name="Good" style:base-cell-address="'Blaken-SFs'.J1"/>
      <style:map style:condition="cell-content()&gt;5" style:apply-style-name="Bad" style:base-cell-address="'Blaken-SFs'.J1"/>
    </style:style>
    <style:style style:name="ce2" style:family="table-cell" style:parent-style-name="Default"/>
    <style:style style:name="ce4" style:family="table-cell" style:parent-style-name="Default">
      <style:map style:condition="cell-content()&lt;1.5" style:apply-style-name="Error" style:base-cell-address="'Blaken-SFs'.J1"/>
      <style:map style:condition="cell-content()&lt;5" style:apply-style-name="Good" style:base-cell-address="'Blaken-SFs'.J1"/>
      <style:map style:condition="cell-content()&gt;5" style:apply-style-name="Bad" style:base-cell-address="'Blaken-SFs'.J1"/>
    </style:style>
  </office:automatic-styles>
  <office:body>
    <office:spreadsheet>
      <table:calculation-settings table:automatic-find-labels="false" table:use-regular-expressions="false" table:use-wildcards="true"/>
      <table:table table:name="Blaken-SF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4"/>
        <table:table-row table:style-name="ro1">
          <table:table-cell office:value-type="string" calcext:value-type="string">
            <text:p>profil</text:p>
          </table:table-cell>
          <table:table-cell office:value-type="string" calcext:value-type="string">
            <text:p>quel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_max</text:p>
          </table:table-cell>
          <table:table-cell office:value-type="string" calcext:value-type="string">
            <text:p>sigma_max</text:p>
          </table:table-cell>
          <table:table-cell office:value-type="string" calcext:value-type="string">
            <text:p>SF</text:p>
          </table:table-cell>
        </table:table-row>
        <table:table-row table:style-name="ro1">
          <table:table-cell office:value-type="string" calcext:value-type="string">
            <text:p>4-Kant</text:p>
          </table:table-cell>
          <table:table-cell office:value-type="string" calcext:value-type="string">
            <text:p>Alu-messing-shop.de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66" calcext:value-type="float">
            <text:p>0.66</text:p>
          </table:table-cell>
          <table:table-cell office:value-type="float" office:value="5.2371043902439" calcext:value-type="float">
            <text:p>5.2371043902439</text:p>
          </table:table-cell>
          <table:table-cell office:value-type="float" office:value="30.5512336737188" calcext:value-type="float">
            <text:p>30.5512336737188</text:p>
          </table:table-cell>
        </table:table-row>
        <table:table-row table:style-name="ro1">
          <table:table-cell office:value-type="string" calcext:value-type="string">
            <text:p>4-Kant</text:p>
          </table:table-cell>
          <table:table-cell office:value-type="string" calcext:value-type="string">
            <text:p>Alu-messing-shop.de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5.5727768292683" calcext:value-type="float">
            <text:p>15.5727768292683</text:p>
          </table:table-cell>
          <table:table-cell office:value-type="float" office:value="10.274339750332" calcext:value-type="float">
            <text:p>10.274339750332</text:p>
          </table:table-cell>
        </table:table-row>
        <table:table-row table:style-name="ro1">
          <table:table-cell office:value-type="string" calcext:value-type="string">
            <text:p>4-Kant</text:p>
          </table:table-cell>
          <table:table-cell office:value-type="string" calcext:value-type="string">
            <text:p>Alu-messing-shop.de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6" calcext:value-type="float">
            <text:p>0.66</text:p>
          </table:table-cell>
          <table:table-cell office:value-type="float" office:value="45.1032695121952" calcext:value-type="float">
            <text:p>45.1032695121952</text:p>
          </table:table-cell>
          <table:table-cell office:value-type="float" office:value="3.54741467149601" calcext:value-type="float">
            <text:p>3.54741467149601</text:p>
          </table:table-cell>
        </table:table-row>
        <table:table-row table:style-name="ro1">
          <table:table-cell office:value-type="string" calcext:value-type="string">
            <text:p>4-Kant</text:p>
          </table:table-cell>
          <table:table-cell office:value-type="string" calcext:value-type="string">
            <text:p>Alu-messing-shop.de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74.633762195122" calcext:value-type="float">
            <text:p>74.633762195122</text:p>
          </table:table-cell>
          <table:table-cell office:value-type="float" office:value="2.1438018839476" calcext:value-type="float">
            <text:p>2.1438018839476</text:p>
          </table:table-cell>
        </table:table-row>
        <table:table-row table:style-name="ro1">
          <table:table-cell office:value-type="string" calcext:value-type="string">
            <text:p>4-Kant</text:p>
          </table:table-cell>
          <table:table-cell office:value-type="string" calcext:value-type="string">
            <text:p>Alu-messing-shop.de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66" calcext:value-type="float">
            <text:p>0.66</text:p>
          </table:table-cell>
          <table:table-cell office:value-type="float" office:value="104.164254878049" calcext:value-type="float">
            <text:p>104.164254878049</text:p>
          </table:table-cell>
          <table:table-cell office:value-type="float" office:value="1.53603556409366" calcext:value-type="float">
            <text:p>1.53603556409366</text:p>
          </table:table-cell>
        </table:table-row>
        <table:table-row table:style-name="ro1">
          <table:table-cell office:value-type="string" calcext:value-type="string">
            <text:p>4-Kant</text:p>
          </table:table-cell>
          <table:table-cell office:value-type="string" calcext:value-type="string">
            <text:p>Alu-messing-shop.de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66" calcext:value-type="float">
            <text:p>0.66</text:p>
          </table:table-cell>
          <table:table-cell office:value-type="float" office:value="148.459993902439" calcext:value-type="float">
            <text:p>148.459993902439</text:p>
          </table:table-cell>
          <table:table-cell office:value-type="float" office:value="1.07773141971934" calcext:value-type="float">
            <text:p>1.07773141971934</text:p>
          </table:table-cell>
        </table:table-row>
        <table:table-row table:style-name="ro1">
          <table:table-cell office:value-type="string" calcext:value-type="string">
            <text:p>4-Kant</text:p>
          </table:table-cell>
          <table:table-cell office:value-type="string" calcext:value-type="string">
            <text:p>Alu-messing-shop.de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66" calcext:value-type="float">
            <text:p>0.66</text:p>
          </table:table-cell>
          <table:table-cell office:value-type="float" office:value="296.112457317073" calcext:value-type="float">
            <text:p>296.112457317073</text:p>
          </table:table-cell>
          <table:table-cell office:value-type="float" office:value="0.540335254550517" calcext:value-type="float">
            <text:p>0.540335254550517</text:p>
          </table:table-cell>
        </table:table-row>
        <table:table-row table:style-name="ro1">
          <table:table-cell office:value-type="string" calcext:value-type="string">
            <text:p>4-Kant</text:p>
          </table:table-cell>
          <table:table-cell office:value-type="string" calcext:value-type="string">
            <text:p>Alu-messing-shop.de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66" calcext:value-type="float">
            <text:p>0.66</text:p>
          </table:table-cell>
          <table:table-cell office:value-type="float" office:value="739.069847560976" calcext:value-type="float">
            <text:p>739.069847560976</text:p>
          </table:table-cell>
          <table:table-cell office:value-type="float" office:value="0.216488333989027" calcext:value-type="float">
            <text:p>0.216488333989027</text:p>
          </table:table-cell>
        </table:table-row>
        <table:table-row table:style-name="ro1">
          <table:table-cell office:value-type="string" calcext:value-type="string">
            <text:p>4-Kant</text:p>
          </table:table-cell>
          <table:table-cell office:value-type="string" calcext:value-type="string">
            <text:p>Alu-messing-shop.de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66" calcext:value-type="float">
            <text:p>0.66</text:p>
          </table:table-cell>
          <table:table-cell office:value-type="float" office:value="1477.33216463415" calcext:value-type="float">
            <text:p>1477.33216463415</text:p>
          </table:table-cell>
          <table:table-cell office:value-type="float" office:value="0.108303334774832" calcext:value-type="float">
            <text:p>0.108303334774832</text:p>
          </table:table-cell>
        </table:table-row>
        <table:table-row table:style-name="ro1">
          <table:table-cell office:value-type="string" calcext:value-type="string">
            <text:p>H-Profil</text:p>
          </table:table-cell>
          <table:table-cell office:value-type="string" calcext:value-type="string">
            <text:p>Alu-messing-shop.de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0.66" calcext:value-type="float">
            <text:p>0.66</text:p>
          </table:table-cell>
          <table:table-cell office:value-type="float" office:value="1.25291859083515" calcext:value-type="float">
            <text:p>1.25291859083515</text:p>
          </table:table-cell>
          <table:table-cell office:value-type="float" office:value="127.70183248167" calcext:value-type="float">
            <text:p>127.70183248167</text:p>
          </table:table-cell>
        </table:table-row>
        <table:table-row table:style-name="ro1">
          <table:table-cell office:value-type="string" calcext:value-type="string">
            <text:p>H-Profil</text:p>
          </table:table-cell>
          <table:table-cell office:value-type="string" calcext:value-type="string">
            <text:p>Alu-messing-shop.de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3.2507065885025" calcext:value-type="float">
            <text:p>3.2507065885025</text:p>
          </table:table-cell>
          <table:table-cell office:value-type="float" office:value="49.2200682048351" calcext:value-type="float">
            <text:p>49.2200682048351</text:p>
          </table:table-cell>
        </table:table-row>
        <table:table-row table:style-name="ro1">
          <table:table-cell office:value-type="string" calcext:value-type="string">
            <text:p>H-Profil</text:p>
          </table:table-cell>
          <table:table-cell office:value-type="string" calcext:value-type="string">
            <text:p>Alu-messing-shop.de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66" calcext:value-type="float">
            <text:p>0.66</text:p>
          </table:table-cell>
          <table:table-cell office:value-type="float" office:value="8.95867229612352" calcext:value-type="float">
            <text:p>8.95867229612352</text:p>
          </table:table-cell>
          <table:table-cell office:value-type="float" office:value="17.8597893428062" calcext:value-type="float">
            <text:p>17.8597893428062</text:p>
          </table:table-cell>
        </table:table-row>
        <table:table-row table:style-name="ro1">
          <table:table-cell office:value-type="string" calcext:value-type="string">
            <text:p>H-Profil</text:p>
          </table:table-cell>
          <table:table-cell office:value-type="string" calcext:value-type="string">
            <text:p>Alu-messing-shop.de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4.6666380037445" calcext:value-type="float">
            <text:p>14.6666380037445</text:p>
          </table:table-cell>
          <table:table-cell office:value-type="float" office:value="10.9091122286614" calcext:value-type="float">
            <text:p>10.9091122286614</text:p>
          </table:table-cell>
        </table:table-row>
        <table:table-row table:style-name="ro1">
          <table:table-cell office:value-type="string" calcext:value-type="string">
            <text:p>H-Profil</text:p>
          </table:table-cell>
          <table:table-cell office:value-type="string" calcext:value-type="string">
            <text:p>Alu-messing-shop.de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office:value-type="float" office:value="0.66" calcext:value-type="float">
            <text:p>0.66</text:p>
          </table:table-cell>
          <table:table-cell office:value-type="float" office:value="20.3746037113655" calcext:value-type="float">
            <text:p>20.3746037113655</text:p>
          </table:table-cell>
          <table:table-cell office:value-type="float" office:value="7.85291347339175" calcext:value-type="float">
            <text:p>7.85291347339175</text:p>
          </table:table-cell>
        </table:table-row>
        <table:table-row table:style-name="ro1">
          <table:table-cell office:value-type="string" calcext:value-type="string">
            <text:p>H-Profil</text:p>
          </table:table-cell>
          <table:table-cell office:value-type="string" calcext:value-type="string">
            <text:p>Alu-messing-shop.de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office:value-type="float" office:value="0.66" calcext:value-type="float">
            <text:p>0.66</text:p>
          </table:table-cell>
          <table:table-cell office:value-type="float" office:value="28.936552272797" calcext:value-type="float">
            <text:p>28.936552272797</text:p>
          </table:table-cell>
          <table:table-cell office:value-type="float" office:value="5.52933875783171" calcext:value-type="float">
            <text:p>5.52933875783171</text:p>
          </table:table-cell>
        </table:table-row>
        <table:table-row table:style-name="ro1">
          <table:table-cell office:value-type="string" calcext:value-type="string">
            <text:p>H-Profil</text:p>
          </table:table-cell>
          <table:table-cell office:value-type="string" calcext:value-type="string">
            <text:p>Alu-messing-shop.de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 office:value-type="float" office:value="0.66" calcext:value-type="float">
            <text:p>0.66</text:p>
          </table:table-cell>
          <table:table-cell office:value-type="float" office:value="57.4763808109021" calcext:value-type="float">
            <text:p>57.4763808109021</text:p>
          </table:table-cell>
          <table:table-cell office:value-type="float" office:value="2.78375217337365" calcext:value-type="float">
            <text:p>2.78375217337365</text:p>
          </table:table-cell>
        </table:table-row>
        <table:table-row table:style-name="ro1">
          <table:table-cell office:value-type="string" calcext:value-type="string">
            <text:p>H-Profil</text:p>
          </table:table-cell>
          <table:table-cell office:value-type="string" calcext:value-type="string">
            <text:p>Alu-messing-shop.de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50" calcext:value-type="float">
            <text:p>50</text:p>
          </table:table-cell>
          <table:table-cell office:value-type="float" office:value="0.66" calcext:value-type="float">
            <text:p>0.66</text:p>
          </table:table-cell>
          <table:table-cell office:value-type="float" office:value="143.095866425217" calcext:value-type="float">
            <text:p>143.095866425217</text:p>
          </table:table-cell>
          <table:table-cell office:value-type="float" office:value="1.11813152956181" calcext:value-type="float">
            <text:p>1.11813152956181</text:p>
          </table:table-cell>
        </table:table-row>
        <table:table-row table:style-name="ro1">
          <table:table-cell office:value-type="string" calcext:value-type="string">
            <text:p>H-Profil</text:p>
          </table:table-cell>
          <table:table-cell office:value-type="string" calcext:value-type="string">
            <text:p>Alu-messing-shop.de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100" calcext:value-type="float">
            <text:p>100</text:p>
          </table:table-cell>
          <table:table-cell office:value-type="float" office:value="0.66" calcext:value-type="float">
            <text:p>0.66</text:p>
          </table:table-cell>
          <table:table-cell office:value-type="float" office:value="285.795009115743" calcext:value-type="float">
            <text:p>285.795009115743</text:p>
          </table:table-cell>
          <table:table-cell office:value-type="float" office:value="0.559841826822114" calcext:value-type="float">
            <text:p>0.559841826822114</text:p>
          </table:table-cell>
        </table:table-row>
        <table:table-row table:style-name="ro1">
          <table:table-cell office:value-type="string" calcext:value-type="string">
            <text:p>H-Profil</text:p>
          </table:table-cell>
          <table:table-cell office:value-type="string" calcext:value-type="string">
            <text:p>aluminiumnachmass.de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0.66" calcext:value-type="float">
            <text:p>0.66</text:p>
          </table:table-cell>
          <table:table-cell office:value-type="float" office:value="0.903205024667932" calcext:value-type="float">
            <text:p>0.903205024667932</text:p>
          </table:table-cell>
          <table:table-cell office:value-type="float" office:value="177.146933010946" calcext:value-type="float">
            <text:p>177.146933010946</text:p>
          </table:table-cell>
        </table:table-row>
        <table:table-row table:style-name="ro1">
          <table:table-cell office:value-type="string" calcext:value-type="string">
            <text:p>H-Profil</text:p>
          </table:table-cell>
          <table:table-cell office:value-type="string" calcext:value-type="string">
            <text:p>aluminiumnachmass.de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2.18977070208729" calcext:value-type="float">
            <text:p>2.18977070208729</text:p>
          </table:table-cell>
          <table:table-cell office:value-type="float" office:value="73.0670110105538" calcext:value-type="float">
            <text:p>73.0670110105538</text:p>
          </table:table-cell>
        </table:table-row>
        <table:table-row table:style-name="ro1">
          <table:table-cell office:value-type="string" calcext:value-type="string">
            <text:p>H-Profil</text:p>
          </table:table-cell>
          <table:table-cell office:value-type="string" calcext:value-type="string">
            <text:p>aluminiumnachmass.de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66" calcext:value-type="float">
            <text:p>0.66</text:p>
          </table:table-cell>
          <table:table-cell office:value-type="float" office:value="5.86567263757116" calcext:value-type="float">
            <text:p>5.86567263757116</text:p>
          </table:table-cell>
          <table:table-cell office:value-type="float" office:value="27.2773490588545" calcext:value-type="float">
            <text:p>27.2773490588545</text:p>
          </table:table-cell>
        </table:table-row>
        <table:table-row table:style-name="ro1">
          <table:table-cell office:value-type="string" calcext:value-type="string">
            <text:p>H-Profil</text:p>
          </table:table-cell>
          <table:table-cell office:value-type="string" calcext:value-type="string">
            <text:p>aluminiumnachmass.de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9.54157457305503" calcext:value-type="float">
            <text:p>9.54157457305503</text:p>
          </table:table-cell>
          <table:table-cell office:value-type="float" office:value="16.768720799168" calcext:value-type="float">
            <text:p>16.768720799168</text:p>
          </table:table-cell>
        </table:table-row>
        <table:table-row table:style-name="ro1">
          <table:table-cell office:value-type="string" calcext:value-type="string">
            <text:p>H-Profil</text:p>
          </table:table-cell>
          <table:table-cell office:value-type="string" calcext:value-type="string">
            <text:p>aluminiumnachmass.de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office:value-type="float" office:value="0.66" calcext:value-type="float">
            <text:p>0.66</text:p>
          </table:table-cell>
          <table:table-cell office:value-type="float" office:value="13.2174765085389" calcext:value-type="float">
            <text:p>13.2174765085389</text:p>
          </table:table-cell>
          <table:table-cell office:value-type="float" office:value="12.1051851233959" calcext:value-type="float">
            <text:p>12.1051851233959</text:p>
          </table:table-cell>
        </table:table-row>
        <table:table-row table:style-name="ro1">
          <table:table-cell office:value-type="string" calcext:value-type="string">
            <text:p>H-Profil</text:p>
          </table:table-cell>
          <table:table-cell office:value-type="string" calcext:value-type="string">
            <text:p>aluminiumnachmass.de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office:value-type="float" office:value="0.66" calcext:value-type="float">
            <text:p>0.66</text:p>
          </table:table-cell>
          <table:table-cell office:value-type="float" office:value="18.7313294117647" calcext:value-type="float">
            <text:p>18.7313294117647</text:p>
          </table:table-cell>
          <table:table-cell office:value-type="float" office:value="8.54183899512801" calcext:value-type="float">
            <text:p>8.54183899512801</text:p>
          </table:table-cell>
        </table:table-row>
        <table:table-row table:style-name="ro1">
          <table:table-cell office:value-type="string" calcext:value-type="string">
            <text:p>H-Profil</text:p>
          </table:table-cell>
          <table:table-cell office:value-type="string" calcext:value-type="string">
            <text:p>aluminiumnachmass.de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 office:value-type="float" office:value="0.66" calcext:value-type="float">
            <text:p>0.66</text:p>
          </table:table-cell>
          <table:table-cell office:value-type="float" office:value="37.1108390891841" calcext:value-type="float">
            <text:p>37.1108390891841</text:p>
          </table:table-cell>
          <table:table-cell office:value-type="float" office:value="4.31140884784337" calcext:value-type="float">
            <text:p>4.31140884784337</text:p>
          </table:table-cell>
        </table:table-row>
        <table:table-row table:style-name="ro1">
          <table:table-cell office:value-type="string" calcext:value-type="string">
            <text:p>H-Profil</text:p>
          </table:table-cell>
          <table:table-cell office:value-type="string" calcext:value-type="string">
            <text:p>aluminiumnachmass.de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50" calcext:value-type="float">
            <text:p>50</text:p>
          </table:table-cell>
          <table:table-cell office:value-type="float" office:value="0.66" calcext:value-type="float">
            <text:p>0.66</text:p>
          </table:table-cell>
          <table:table-cell office:value-type="float" office:value="92.2493681214422" calcext:value-type="float">
            <text:p>92.2493681214422</text:p>
          </table:table-cell>
          <table:table-cell office:value-type="float" office:value="1.73442922437547" calcext:value-type="float">
            <text:p>1.73442922437547</text:p>
          </table:table-cell>
        </table:table-row>
        <table:table-row table:style-name="ro1">
          <table:table-cell office:value-type="string" calcext:value-type="string">
            <text:p>H-Profil</text:p>
          </table:table-cell>
          <table:table-cell office:value-type="string" calcext:value-type="string">
            <text:p>aluminiumnachmass.de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00" calcext:value-type="float">
            <text:p>100</text:p>
          </table:table-cell>
          <table:table-cell office:value-type="float" office:value="0.66" calcext:value-type="float">
            <text:p>0.66</text:p>
          </table:table-cell>
          <table:table-cell office:value-type="float" office:value="184.146916508539" calcext:value-type="float">
            <text:p>184.146916508539</text:p>
          </table:table-cell>
          <table:table-cell office:value-type="float" office:value="0.868871458907001" calcext:value-type="float">
            <text:p>0.868871458907001</text:p>
          </table:table-cell>
        </table:table-row>
        <table:table-row table:style-name="ro1">
          <table:table-cell office:value-type="string" calcext:value-type="string">
            <text:p>4-Kant</text:p>
          </table:table-cell>
          <table:table-cell office:value-type="string" calcext:value-type="string">
            <text:p>Alu-messing-shop.de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66" calcext:value-type="float">
            <text:p>0.66</text:p>
          </table:table-cell>
          <table:table-cell office:value-type="float" office:value="0.957461981707317" calcext:value-type="float">
            <text:p>0.957461981707317</text:p>
          </table:table-cell>
          <table:table-cell office:value-type="float" office:value="167.108462849557" calcext:value-type="float">
            <text:p>167.108462849557</text:p>
          </table:table-cell>
        </table:table-row>
        <table:table-row table:style-name="ro1">
          <table:table-cell office:value-type="string" calcext:value-type="string">
            <text:p>4-Kant</text:p>
          </table:table-cell>
          <table:table-cell office:value-type="string" calcext:value-type="string">
            <text:p>Alu-messing-shop.de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2.24942103658537" calcext:value-type="float">
            <text:p>2.24942103658537</text:p>
          </table:table-cell>
          <table:table-cell office:value-type="float" office:value="71.1294139237183" calcext:value-type="float">
            <text:p>71.1294139237183</text:p>
          </table:table-cell>
        </table:table-row>
        <table:table-row table:style-name="ro1">
          <table:table-cell office:value-type="string" calcext:value-type="string">
            <text:p>4-Kant</text:p>
          </table:table-cell>
          <table:table-cell office:value-type="string" calcext:value-type="string">
            <text:p>Alu-messing-shop.de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66" calcext:value-type="float">
            <text:p>0.66</text:p>
          </table:table-cell>
          <table:table-cell office:value-type="float" office:value="5.94073262195122" calcext:value-type="float">
            <text:p>5.94073262195122</text:p>
          </table:table-cell>
          <table:table-cell office:value-type="float" office:value="26.9327051361972" calcext:value-type="float">
            <text:p>26.9327051361972</text:p>
          </table:table-cell>
        </table:table-row>
        <table:table-row table:style-name="ro1">
          <table:table-cell office:value-type="string" calcext:value-type="string">
            <text:p>4-Kant</text:p>
          </table:table-cell>
          <table:table-cell office:value-type="string" calcext:value-type="string">
            <text:p>Alu-messing-shop.de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9.63204420731708" calcext:value-type="float">
            <text:p>9.63204420731708</text:p>
          </table:table-cell>
          <table:table-cell office:value-type="float" office:value="16.6112194417105" calcext:value-type="float">
            <text:p>16.6112194417105</text:p>
          </table:table-cell>
        </table:table-row>
        <table:table-row table:style-name="ro1">
          <table:table-cell office:value-type="string" calcext:value-type="string">
            <text:p>4-Kant</text:p>
          </table:table-cell>
          <table:table-cell office:value-type="string" calcext:value-type="string">
            <text:p>Alu-messing-shop.de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66" calcext:value-type="float">
            <text:p>0.66</text:p>
          </table:table-cell>
          <table:table-cell office:value-type="float" office:value="13.3233557926829" calcext:value-type="float">
            <text:p>13.3233557926829</text:p>
          </table:table-cell>
          <table:table-cell office:value-type="float" office:value="12.0089865113315" calcext:value-type="float">
            <text:p>12.0089865113315</text:p>
          </table:table-cell>
        </table:table-row>
        <table:table-row table:style-name="ro1">
          <table:table-cell office:value-type="string" calcext:value-type="string">
            <text:p>4-Kant</text:p>
          </table:table-cell>
          <table:table-cell office:value-type="string" calcext:value-type="string">
            <text:p>Alu-messing-shop.de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66" calcext:value-type="float">
            <text:p>0.66</text:p>
          </table:table-cell>
          <table:table-cell office:value-type="float" office:value="18.8603231707317" calcext:value-type="float">
            <text:p>18.8603231707317</text:p>
          </table:table-cell>
          <table:table-cell office:value-type="float" office:value="8.48341773105432" calcext:value-type="float">
            <text:p>8.48341773105432</text:p>
          </table:table-cell>
        </table:table-row>
        <table:table-row table:style-name="ro1">
          <table:table-cell office:value-type="string" calcext:value-type="string">
            <text:p>4-Kant</text:p>
          </table:table-cell>
          <table:table-cell office:value-type="string" calcext:value-type="string">
            <text:p>Alu-messing-shop.de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66" calcext:value-type="float">
            <text:p>0.66</text:p>
          </table:table-cell>
          <table:table-cell office:value-type="float" office:value="37.316881097561" calcext:value-type="float">
            <text:p>37.316881097561</text:p>
          </table:table-cell>
          <table:table-cell office:value-type="float" office:value="4.28760376789521" calcext:value-type="float">
            <text:p>4.28760376789521</text:p>
          </table:table-cell>
        </table:table-row>
        <table:table-row table:style-name="ro1">
          <table:table-cell office:value-type="string" calcext:value-type="string">
            <text:p>4-Kant</text:p>
          </table:table-cell>
          <table:table-cell office:value-type="string" calcext:value-type="string">
            <text:p>Alu-messing-shop.de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66" calcext:value-type="float">
            <text:p>0.66</text:p>
          </table:table-cell>
          <table:table-cell office:value-type="float" office:value="92.6865548780489" calcext:value-type="float">
            <text:p>92.6865548780489</text:p>
          </table:table-cell>
          <table:table-cell office:value-type="float" office:value="1.72624821594155" calcext:value-type="float">
            <text:p>1.72624821594155</text:p>
          </table:table-cell>
        </table:table-row>
        <table:table-row table:style-name="ro1">
          <table:table-cell office:value-type="string" calcext:value-type="string">
            <text:p>4-Kant</text:p>
          </table:table-cell>
          <table:table-cell office:value-type="string" calcext:value-type="string">
            <text:p>Alu-messing-shop.de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66" calcext:value-type="float">
            <text:p>0.66</text:p>
          </table:table-cell>
          <table:table-cell office:value-type="float" office:value="184.969344512195" calcext:value-type="float">
            <text:p>184.969344512195</text:p>
          </table:table-cell>
          <table:table-cell office:value-type="float" office:value="0.865008201342526" calcext:value-type="float">
            <text:p>0.865008201342526</text:p>
          </table:table-cell>
        </table:table-row>
        <table:table-row table:style-name="ro1">
          <table:table-cell office:value-type="string" calcext:value-type="string">
            <text:p>H-Profil</text:p>
          </table:table-cell>
          <table:table-cell office:value-type="string" calcext:value-type="string">
            <text:p>aluminiumnachmass.de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0.66" calcext:value-type="float">
            <text:p>0.66</text:p>
          </table:table-cell>
          <table:table-cell office:value-type="float" office:value="0.461817783863382" calcext:value-type="float">
            <text:p>0.461817783863382</text:p>
          </table:table-cell>
          <table:table-cell office:value-type="float" office:value="346.456991459931" calcext:value-type="float">
            <text:p>346.456991459931</text:p>
          </table:table-cell>
        </table:table-row>
        <table:table-row table:style-name="ro1">
          <table:table-cell office:value-type="string" calcext:value-type="string">
            <text:p>H-Profil</text:p>
          </table:table-cell>
          <table:table-cell office:value-type="string" calcext:value-type="string">
            <text:p>aluminiumnachmass.de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6212149370552" calcext:value-type="float">
            <text:p>1.06212149370552</text:p>
          </table:table-cell>
          <table:table-cell office:value-type="float" office:value="150.641900148159" calcext:value-type="float">
            <text:p>150.641900148159</text:p>
          </table:table-cell>
        </table:table-row>
        <table:table-row table:style-name="ro1">
          <table:table-cell office:value-type="string" calcext:value-type="string">
            <text:p>H-Profil</text:p>
          </table:table-cell>
          <table:table-cell office:value-type="string" calcext:value-type="string">
            <text:p>aluminiumnachmass.de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66" calcext:value-type="float">
            <text:p>0.66</text:p>
          </table:table-cell>
          <table:table-cell office:value-type="float" office:value="2.77727495039735" calcext:value-type="float">
            <text:p>2.77727495039735</text:p>
          </table:table-cell>
          <table:table-cell office:value-type="float" office:value="57.6104285163083" calcext:value-type="float">
            <text:p>57.6104285163083</text:p>
          </table:table-cell>
        </table:table-row>
        <table:table-row table:style-name="ro1">
          <table:table-cell office:value-type="string" calcext:value-type="string">
            <text:p>H-Profil</text:p>
          </table:table-cell>
          <table:table-cell office:value-type="string" calcext:value-type="string">
            <text:p>aluminiumnachmass.de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4.49242840708917" calcext:value-type="float">
            <text:p>4.49242840708917</text:p>
          </table:table-cell>
          <table:table-cell office:value-type="float" office:value="35.6154813168566" calcext:value-type="float">
            <text:p>35.6154813168566</text:p>
          </table:table-cell>
        </table:table-row>
        <table:table-row table:style-name="ro1">
          <table:table-cell office:value-type="string" calcext:value-type="string">
            <text:p>H-Profil</text:p>
          </table:table-cell>
          <table:table-cell office:value-type="string" calcext:value-type="string">
            <text:p>aluminiumnachmass.de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office:value-type="float" office:value="0.66" calcext:value-type="float">
            <text:p>0.66</text:p>
          </table:table-cell>
          <table:table-cell office:value-type="float" office:value="6.207581863781" calcext:value-type="float">
            <text:p>6.207581863781</text:p>
          </table:table-cell>
          <table:table-cell office:value-type="float" office:value="25.7749319317949" calcext:value-type="float">
            <text:p>25.7749319317949</text:p>
          </table:table-cell>
        </table:table-row>
        <table:table-row table:style-name="ro1">
          <table:table-cell office:value-type="string" calcext:value-type="string">
            <text:p>H-Profil</text:p>
          </table:table-cell>
          <table:table-cell office:value-type="string" calcext:value-type="string">
            <text:p>aluminiumnachmass.de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office:value-type="float" office:value="0.66" calcext:value-type="float">
            <text:p>0.66</text:p>
          </table:table-cell>
          <table:table-cell office:value-type="float" office:value="8.78031204881873" calcext:value-type="float">
            <text:p>8.78031204881873</text:p>
          </table:table-cell>
          <table:table-cell office:value-type="float" office:value="18.2225869775922" calcext:value-type="float">
            <text:p>18.2225869775922</text:p>
          </table:table-cell>
        </table:table-row>
        <table:table-row table:style-name="ro1">
          <table:table-cell office:value-type="string" calcext:value-type="string">
            <text:p>H-Profil</text:p>
          </table:table-cell>
          <table:table-cell office:value-type="string" calcext:value-type="string">
            <text:p>aluminiumnachmass.de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 office:value-type="float" office:value="0.66" calcext:value-type="float">
            <text:p>0.66</text:p>
          </table:table-cell>
          <table:table-cell office:value-type="float" office:value="17.3560793322779" calcext:value-type="float">
            <text:p>17.3560793322779</text:p>
          </table:table-cell>
          <table:table-cell office:value-type="float" office:value="9.21867185191076" calcext:value-type="float">
            <text:p>9.21867185191076</text:p>
          </table:table-cell>
        </table:table-row>
        <table:table-row table:style-name="ro1">
          <table:table-cell office:value-type="string" calcext:value-type="string">
            <text:p>H-Profil</text:p>
          </table:table-cell>
          <table:table-cell office:value-type="string" calcext:value-type="string">
            <text:p>aluminiumnachmass.de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50" calcext:value-type="float">
            <text:p>50</text:p>
          </table:table-cell>
          <table:table-cell office:value-type="float" office:value="0.66" calcext:value-type="float">
            <text:p>0.66</text:p>
          </table:table-cell>
          <table:table-cell office:value-type="float" office:value="43.0833811826552" calcext:value-type="float">
            <text:p>43.0833811826552</text:p>
          </table:table-cell>
          <table:table-cell office:value-type="float" office:value="3.71372895088405" calcext:value-type="float">
            <text:p>3.71372895088405</text:p>
          </table:table-cell>
        </table:table-row>
        <table:table-row table:style-name="ro1">
          <table:table-cell office:value-type="string" calcext:value-type="string">
            <text:p>H-Profil</text:p>
          </table:table-cell>
          <table:table-cell office:value-type="string" calcext:value-type="string">
            <text:p>aluminiumnachmass.de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00" calcext:value-type="float">
            <text:p>100</text:p>
          </table:table-cell>
          <table:table-cell office:value-type="float" office:value="0.66" calcext:value-type="float">
            <text:p>0.66</text:p>
          </table:table-cell>
          <table:table-cell office:value-type="float" office:value="85.9622175999509" calcext:value-type="float">
            <text:p>85.9622175999509</text:p>
          </table:table-cell>
          <table:table-cell office:value-type="float" office:value="1.86128283410049" calcext:value-type="float">
            <text:p>1.86128283410049</text:p>
          </table:table-cell>
        </table:table-row>
        <table:table-row table:style-name="ro1">
          <table:table-cell office:value-type="string" calcext:value-type="string">
            <text:p>H-Profil</text:p>
          </table:table-cell>
          <table:table-cell office:value-type="string" calcext:value-type="string">
            <text:p>aluminiumnachmass.de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0.66" calcext:value-type="float">
            <text:p>0.66</text:p>
          </table:table-cell>
          <table:table-cell office:value-type="float" office:value="0.335124760369593" calcext:value-type="float">
            <text:p>0.335124760369593</text:p>
          </table:table-cell>
          <table:table-cell office:value-type="float" office:value="477.434134748933" calcext:value-type="float">
            <text:p>477.434134748933</text:p>
          </table:table-cell>
        </table:table-row>
        <table:table-row table:style-name="ro1">
          <table:table-cell office:value-type="string" calcext:value-type="string">
            <text:p>H-Profil</text:p>
          </table:table-cell>
          <table:table-cell office:value-type="string" calcext:value-type="string">
            <text:p>aluminiumnachmass.de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0.745287443347282" calcext:value-type="float">
            <text:p>0.745287443347282</text:p>
          </table:table-cell>
          <table:table-cell office:value-type="float" office:value="214.682269811763" calcext:value-type="float">
            <text:p>214.682269811763</text:p>
          </table:table-cell>
        </table:table-row>
        <table:table-row table:style-name="ro1">
          <table:table-cell office:value-type="string" calcext:value-type="string">
            <text:p>H-Profil</text:p>
          </table:table-cell>
          <table:table-cell office:value-type="string" calcext:value-type="string">
            <text:p>aluminiumnachmass.de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66" calcext:value-type="float">
            <text:p>0.66</text:p>
          </table:table-cell>
          <table:table-cell office:value-type="float" office:value="1.91718082328354" calcext:value-type="float">
            <text:p>1.91718082328354</text:p>
          </table:table-cell>
          <table:table-cell office:value-type="float" office:value="83.455873361997" calcext:value-type="float">
            <text:p>83.455873361997</text:p>
          </table:table-cell>
        </table:table-row>
        <table:table-row table:style-name="ro1">
          <table:table-cell office:value-type="string" calcext:value-type="string">
            <text:p>H-Profil</text:p>
          </table:table-cell>
          <table:table-cell office:value-type="string" calcext:value-type="string">
            <text:p>aluminiumnachmass.de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3.08907420321979" calcext:value-type="float">
            <text:p>3.08907420321979</text:p>
          </table:table-cell>
          <table:table-cell office:value-type="float" office:value="51.7954537424933" calcext:value-type="float">
            <text:p>51.7954537424933</text:p>
          </table:table-cell>
        </table:table-row>
        <table:table-row table:style-name="ro1">
          <table:table-cell office:value-type="string" calcext:value-type="string">
            <text:p>H-Profil</text:p>
          </table:table-cell>
          <table:table-cell office:value-type="string" calcext:value-type="string">
            <text:p>aluminiumnachmass.de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office:value-type="float" office:value="0.66" calcext:value-type="float">
            <text:p>0.66</text:p>
          </table:table-cell>
          <table:table-cell office:value-type="float" office:value="4.26096758315605" calcext:value-type="float">
            <text:p>4.26096758315605</text:p>
          </table:table-cell>
          <table:table-cell office:value-type="float" office:value="37.5501565964719" calcext:value-type="float">
            <text:p>37.5501565964719</text:p>
          </table:table-cell>
        </table:table-row>
        <table:table-row table:style-name="ro1">
          <table:table-cell office:value-type="string" calcext:value-type="string">
            <text:p>H-Profil</text:p>
          </table:table-cell>
          <table:table-cell office:value-type="string" calcext:value-type="string">
            <text:p>aluminiumnachmass.de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office:value-type="float" office:value="0.66" calcext:value-type="float">
            <text:p>0.66</text:p>
          </table:table-cell>
          <table:table-cell office:value-type="float" office:value="6.01880765306043" calcext:value-type="float">
            <text:p>6.01880765306043</text:p>
          </table:table-cell>
          <table:table-cell office:value-type="float" office:value="26.5833382993463" calcext:value-type="float">
            <text:p>26.5833382993463</text:p>
          </table:table-cell>
        </table:table-row>
        <table:table-row table:style-name="ro1">
          <table:table-cell office:value-type="string" calcext:value-type="string">
            <text:p>H-Profil</text:p>
          </table:table-cell>
          <table:table-cell office:value-type="string" calcext:value-type="string">
            <text:p>aluminiumnachmass.de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 office:value-type="float" office:value="0.66" calcext:value-type="float">
            <text:p>0.66</text:p>
          </table:table-cell>
          <table:table-cell office:value-type="float" office:value="11.8782745527417" calcext:value-type="float">
            <text:p>11.8782745527417</text:p>
          </table:table-cell>
          <table:table-cell office:value-type="float" office:value="13.4699698419641" calcext:value-type="float">
            <text:p>13.4699698419641</text:p>
          </table:table-cell>
        </table:table-row>
        <table:table-row table:style-name="ro1">
          <table:table-cell office:value-type="string" calcext:value-type="string">
            <text:p>H-Profil</text:p>
          </table:table-cell>
          <table:table-cell office:value-type="string" calcext:value-type="string">
            <text:p>aluminiumnachmass.de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50" calcext:value-type="float">
            <text:p>50</text:p>
          </table:table-cell>
          <table:table-cell office:value-type="float" office:value="0.66" calcext:value-type="float">
            <text:p>0.66</text:p>
          </table:table-cell>
          <table:table-cell office:value-type="float" office:value="29.4566752517855" calcext:value-type="float">
            <text:p>29.4566752517855</text:p>
          </table:table-cell>
          <table:table-cell office:value-type="float" office:value="5.43170601000877" calcext:value-type="float">
            <text:p>5.43170601000877</text:p>
          </table:table-cell>
        </table:table-row>
        <table:table-row table:style-name="ro1">
          <table:table-cell office:value-type="string" calcext:value-type="string">
            <text:p>H-Profil</text:p>
          </table:table-cell>
          <table:table-cell office:value-type="string" calcext:value-type="string">
            <text:p>aluminiumnachmass.de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00" calcext:value-type="float">
            <text:p>100</text:p>
          </table:table-cell>
          <table:table-cell office:value-type="float" office:value="0.66" calcext:value-type="float">
            <text:p>0.66</text:p>
          </table:table-cell>
          <table:table-cell office:value-type="float" office:value="58.7540097501919" calcext:value-type="float">
            <text:p>58.7540097501919</text:p>
          </table:table-cell>
          <table:table-cell office:value-type="float" office:value="2.72321839275791" calcext:value-type="float">
            <text:p>2.72321839275791</text:p>
          </table:table-cell>
        </table:table-row>
        <table:table-row table:style-name="ro1">
          <table:table-cell office:value-type="string" calcext:value-type="string">
            <text:p>4-Kant</text:p>
          </table:table-cell>
          <table:table-cell office:value-type="string" calcext:value-type="string">
            <text:p>Alu-messing-shop.de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66" calcext:value-type="float">
            <text:p>0.66</text:p>
          </table:table-cell>
          <table:table-cell office:value-type="float" office:value="0.16816880282988" calcext:value-type="float">
            <text:p>0.16816880282988</text:p>
          </table:table-cell>
          <table:table-cell office:value-type="float" office:value="951.424980778729" calcext:value-type="float">
            <text:p>951.424980778729</text:p>
          </table:table-cell>
        </table:table-row>
        <table:table-row table:style-name="ro1">
          <table:table-cell office:value-type="string" calcext:value-type="string">
            <text:p>4-Kant</text:p>
          </table:table-cell>
          <table:table-cell office:value-type="string" calcext:value-type="string">
            <text:p>Alu-messing-shop.de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0.285311785363257" calcext:value-type="float">
            <text:p>0.285311785363257</text:p>
          </table:table-cell>
          <table:table-cell office:value-type="float" office:value="560.790013620676" calcext:value-type="float">
            <text:p>560.790013620676</text:p>
          </table:table-cell>
        </table:table-row>
        <table:table-row table:style-name="ro1">
          <table:table-cell office:value-type="string" calcext:value-type="string">
            <text:p>4-Kant</text:p>
          </table:table-cell>
          <table:table-cell office:value-type="string" calcext:value-type="string">
            <text:p>Alu-messing-shop.de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66" calcext:value-type="float">
            <text:p>0.66</text:p>
          </table:table-cell>
          <table:table-cell office:value-type="float" office:value="0.620006021172906" calcext:value-type="float">
            <text:p>0.620006021172906</text:p>
          </table:table-cell>
          <table:table-cell office:value-type="float" office:value="258.062009941964" calcext:value-type="float">
            <text:p>258.062009941964</text:p>
          </table:table-cell>
        </table:table-row>
        <table:table-row table:style-name="ro1">
          <table:table-cell office:value-type="string" calcext:value-type="string">
            <text:p>4-Kant</text:p>
          </table:table-cell>
          <table:table-cell office:value-type="string" calcext:value-type="string">
            <text:p>Alu-messing-shop.de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0.954700256982555" calcext:value-type="float">
            <text:p>0.954700256982555</text:p>
          </table:table-cell>
          <table:table-cell office:value-type="float" office:value="167.591868578416" calcext:value-type="float">
            <text:p>167.591868578416</text:p>
          </table:table-cell>
        </table:table-row>
        <table:table-row table:style-name="ro1">
          <table:table-cell office:value-type="string" calcext:value-type="string">
            <text:p>4-Kant</text:p>
          </table:table-cell>
          <table:table-cell office:value-type="string" calcext:value-type="string">
            <text:p>Alu-messing-shop.de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66" calcext:value-type="float">
            <text:p>0.66</text:p>
          </table:table-cell>
          <table:table-cell office:value-type="float" office:value="1.2893944927922" calcext:value-type="float">
            <text:p>1.2893944927922</text:p>
          </table:table-cell>
          <table:table-cell office:value-type="float" office:value="124.08925343982" calcext:value-type="float">
            <text:p>124.08925343982</text:p>
          </table:table-cell>
        </table:table-row>
        <table:table-row table:style-name="ro1">
          <table:table-cell office:value-type="string" calcext:value-type="string">
            <text:p>4-Kant</text:p>
          </table:table-cell>
          <table:table-cell office:value-type="string" calcext:value-type="string">
            <text:p>Alu-messing-shop.de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66" calcext:value-type="float">
            <text:p>0.66</text:p>
          </table:table-cell>
          <table:table-cell office:value-type="float" office:value="1.79143584650668" calcext:value-type="float">
            <text:p>1.79143584650668</text:p>
          </table:table-cell>
          <table:table-cell office:value-type="float" office:value="89.3138318695599" calcext:value-type="float">
            <text:p>89.3138318695599</text:p>
          </table:table-cell>
        </table:table-row>
        <table:table-row table:style-name="ro1">
          <table:table-cell office:value-type="string" calcext:value-type="string">
            <text:p>4-Kant</text:p>
          </table:table-cell>
          <table:table-cell office:value-type="string" calcext:value-type="string">
            <text:p>Alu-messing-shop.de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66" calcext:value-type="float">
            <text:p>0.66</text:p>
          </table:table-cell>
          <table:table-cell office:value-type="float" office:value="3.46490702555492" calcext:value-type="float">
            <text:p>3.46490702555492</text:p>
          </table:table-cell>
          <table:table-cell office:value-type="float" office:value="46.1772852258208" calcext:value-type="float">
            <text:p>46.1772852258208</text:p>
          </table:table-cell>
        </table:table-row>
        <table:table-row table:style-name="ro1">
          <table:table-cell office:value-type="string" calcext:value-type="string">
            <text:p>4-Kant</text:p>
          </table:table-cell>
          <table:table-cell office:value-type="string" calcext:value-type="string">
            <text:p>Alu-messing-shop.de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66" calcext:value-type="float">
            <text:p>0.66</text:p>
          </table:table-cell>
          <table:table-cell office:value-type="float" office:value="8.48532056269965" calcext:value-type="float">
            <text:p>8.48532056269965</text:p>
          </table:table-cell>
          <table:table-cell office:value-type="float" office:value="18.8560937465744" calcext:value-type="float">
            <text:p>18.8560937465744</text:p>
          </table:table-cell>
        </table:table-row>
        <table:table-row table:style-name="ro1">
          <table:table-cell office:value-type="string" calcext:value-type="string">
            <text:p>4-Kant</text:p>
          </table:table-cell>
          <table:table-cell office:value-type="string" calcext:value-type="string">
            <text:p>Alu-messing-shop.de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66" calcext:value-type="float">
            <text:p>0.66</text:p>
          </table:table-cell>
          <table:table-cell office:value-type="float" office:value="16.8526764579409" calcext:value-type="float">
            <text:p>16.8526764579409</text:p>
          </table:table-cell>
          <table:table-cell office:value-type="float" office:value="9.49404092574323" calcext:value-type="float">
            <text:p>9.49404092574323</text:p>
          </table:table-cell>
        </table:table-row>
        <table:table-row table:style-name="ro1">
          <table:table-cell office:value-type="string" calcext:value-type="string">
            <text:p>IPE-Profil</text:p>
          </table:table-cell>
          <table:table-cell office:value-type="string" calcext:value-type="string">
            <text:p>rexin-shop.de</text:p>
          </table:table-cell>
          <table:table-cell office:value-type="float" office:value="64" calcext:value-type="float">
            <text:p>64</text:p>
          </table:table-cell>
          <table:table-cell office:value-type="float" office:value="120" calcext:value-type="float">
            <text:p>120</text:p>
          </table:table-cell>
          <table:table-cell office:value-type="float" office:value="4.4" calcext:value-type="float">
            <text:p>4.4</text:p>
          </table:table-cell>
          <table:table-cell office:value-type="float" office:value="6.3" calcext:value-type="float">
            <text:p>6.3</text:p>
          </table:table-cell>
          <table:table-cell office:value-type="float" office:value="0.3" calcext:value-type="float">
            <text:p>0.3</text:p>
          </table:table-cell>
          <table:table-cell office:value-type="float" office:value="0.34" calcext:value-type="float">
            <text:p>0.34</text:p>
          </table:table-cell>
          <table:table-cell office:value-type="float" office:value="0.0638338493990787" calcext:value-type="float">
            <text:p>0.0638338493990787</text:p>
          </table:table-cell>
          <table:table-cell office:value-type="float" office:value="2506.50715108384" calcext:value-type="float">
            <text:p>2506.50715108384</text:p>
          </table:table-cell>
        </table:table-row>
        <table:table-row table:style-name="ro1">
          <table:table-cell office:value-type="string" calcext:value-type="string">
            <text:p>IPE-Profil</text:p>
          </table:table-cell>
          <table:table-cell office:value-type="string" calcext:value-type="string">
            <text:p>rexin-shop.de</text:p>
          </table:table-cell>
          <table:table-cell office:value-type="float" office:value="64" calcext:value-type="float">
            <text:p>64</text:p>
          </table:table-cell>
          <table:table-cell office:value-type="float" office:value="120" calcext:value-type="float">
            <text:p>120</text:p>
          </table:table-cell>
          <table:table-cell office:value-type="float" office:value="4.4" calcext:value-type="float">
            <text:p>4.4</text:p>
          </table:table-cell>
          <table:table-cell office:value-type="float" office:value="6.3" calcext:value-type="float">
            <text:p>6.3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0.0837552512109568" calcext:value-type="float">
            <text:p>0.0837552512109568</text:p>
          </table:table-cell>
          <table:table-cell office:value-type="float" office:value="1910.32798166891" calcext:value-type="float">
            <text:p>1910.32798166891</text:p>
          </table:table-cell>
        </table:table-row>
        <table:table-row table:style-name="ro1">
          <table:table-cell office:value-type="string" calcext:value-type="string">
            <text:p>IPE-Profil</text:p>
          </table:table-cell>
          <table:table-cell office:value-type="string" calcext:value-type="string">
            <text:p>rexin-shop.de</text:p>
          </table:table-cell>
          <table:table-cell office:value-type="float" office:value="64" calcext:value-type="float">
            <text:p>64</text:p>
          </table:table-cell>
          <table:table-cell office:value-type="float" office:value="120" calcext:value-type="float">
            <text:p>120</text:p>
          </table:table-cell>
          <table:table-cell office:value-type="float" office:value="4.4" calcext:value-type="float">
            <text:p>4.4</text:p>
          </table:table-cell>
          <table:table-cell office:value-type="float" office:value="6.3" calcext:value-type="float">
            <text:p>6.3</text:p>
          </table:table-cell>
          <table:table-cell office:value-type="float" office:value="3" calcext:value-type="float">
            <text:p>3</text:p>
          </table:table-cell>
          <table:table-cell office:value-type="float" office:value="0.66" calcext:value-type="float">
            <text:p>0.66</text:p>
          </table:table-cell>
          <table:table-cell office:value-type="float" office:value="0.140673542102037" calcext:value-type="float">
            <text:p>0.140673542102037</text:p>
          </table:table-cell>
          <table:table-cell office:value-type="float" office:value="1137.38516574741" calcext:value-type="float">
            <text:p>1137.38516574741</text:p>
          </table:table-cell>
        </table:table-row>
        <table:table-row table:style-name="ro1">
          <table:table-cell office:value-type="string" calcext:value-type="string">
            <text:p>IPE-Profil</text:p>
          </table:table-cell>
          <table:table-cell office:value-type="string" calcext:value-type="string">
            <text:p>rexin-shop.de</text:p>
          </table:table-cell>
          <table:table-cell office:value-type="float" office:value="64" calcext:value-type="float">
            <text:p>64</text:p>
          </table:table-cell>
          <table:table-cell office:value-type="float" office:value="120" calcext:value-type="float">
            <text:p>120</text:p>
          </table:table-cell>
          <table:table-cell office:value-type="float" office:value="4.4" calcext:value-type="float">
            <text:p>4.4</text:p>
          </table:table-cell>
          <table:table-cell office:value-type="float" office:value="6.3" calcext:value-type="float">
            <text:p>6.3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0.197591832993117" calcext:value-type="float">
            <text:p>0.197591832993117</text:p>
          </table:table-cell>
          <table:table-cell office:value-type="float" office:value="809.750066975559" calcext:value-type="float">
            <text:p>809.750066975559</text:p>
          </table:table-cell>
        </table:table-row>
        <table:table-row table:style-name="ro1">
          <table:table-cell office:value-type="string" calcext:value-type="string">
            <text:p>IPE-Profil</text:p>
          </table:table-cell>
          <table:table-cell office:value-type="string" calcext:value-type="string">
            <text:p>rexin-shop.de</text:p>
          </table:table-cell>
          <table:table-cell office:value-type="float" office:value="64" calcext:value-type="float">
            <text:p>64</text:p>
          </table:table-cell>
          <table:table-cell office:value-type="float" office:value="120" calcext:value-type="float">
            <text:p>120</text:p>
          </table:table-cell>
          <table:table-cell office:value-type="float" office:value="4.4" calcext:value-type="float">
            <text:p>4.4</text:p>
          </table:table-cell>
          <table:table-cell office:value-type="float" office:value="6.3" calcext:value-type="float">
            <text:p>6.3</text:p>
          </table:table-cell>
          <table:table-cell office:value-type="float" office:value="7" calcext:value-type="float">
            <text:p>7</text:p>
          </table:table-cell>
          <table:table-cell office:value-type="float" office:value="0.66" calcext:value-type="float">
            <text:p>0.66</text:p>
          </table:table-cell>
          <table:table-cell office:value-type="float" office:value="0.254510123884197" calcext:value-type="float">
            <text:p>0.254510123884197</text:p>
          </table:table-cell>
          <table:table-cell office:value-type="float" office:value="628.658685784933" calcext:value-type="float">
            <text:p>628.658685784933</text:p>
          </table:table-cell>
        </table:table-row>
        <table:table-row table:style-name="ro1">
          <table:table-cell office:value-type="string" calcext:value-type="string">
            <text:p>IPE-Profil</text:p>
          </table:table-cell>
          <table:table-cell office:value-type="string" calcext:value-type="string">
            <text:p>rexin-shop.de</text:p>
          </table:table-cell>
          <table:table-cell office:value-type="float" office:value="64" calcext:value-type="float">
            <text:p>64</text:p>
          </table:table-cell>
          <table:table-cell office:value-type="float" office:value="120" calcext:value-type="float">
            <text:p>120</text:p>
          </table:table-cell>
          <table:table-cell office:value-type="float" office:value="4.4" calcext:value-type="float">
            <text:p>4.4</text:p>
          </table:table-cell>
          <table:table-cell office:value-type="float" office:value="6.3" calcext:value-type="float">
            <text:p>6.3</text:p>
          </table:table-cell>
          <table:table-cell office:value-type="float" office:value="10" calcext:value-type="float">
            <text:p>10</text:p>
          </table:table-cell>
          <table:table-cell office:value-type="float" office:value="0.66" calcext:value-type="float">
            <text:p>0.66</text:p>
          </table:table-cell>
          <table:table-cell office:value-type="float" office:value="0.339887560220817" calcext:value-type="float">
            <text:p>0.339887560220817</text:p>
          </table:table-cell>
          <table:table-cell office:value-type="float" office:value="470.743912769422" calcext:value-type="float">
            <text:p>470.743912769422</text:p>
          </table:table-cell>
        </table:table-row>
        <table:table-row table:style-name="ro1">
          <table:table-cell office:value-type="string" calcext:value-type="string">
            <text:p>IPE-Profil</text:p>
          </table:table-cell>
          <table:table-cell office:value-type="string" calcext:value-type="string">
            <text:p>rexin-shop.de</text:p>
          </table:table-cell>
          <table:table-cell office:value-type="float" office:value="64" calcext:value-type="float">
            <text:p>64</text:p>
          </table:table-cell>
          <table:table-cell office:value-type="float" office:value="120" calcext:value-type="float">
            <text:p>120</text:p>
          </table:table-cell>
          <table:table-cell office:value-type="float" office:value="4.4" calcext:value-type="float">
            <text:p>4.4</text:p>
          </table:table-cell>
          <table:table-cell office:value-type="float" office:value="6.3" calcext:value-type="float">
            <text:p>6.3</text:p>
          </table:table-cell>
          <table:table-cell office:value-type="float" office:value="20" calcext:value-type="float">
            <text:p>20</text:p>
          </table:table-cell>
          <table:table-cell office:value-type="float" office:value="0.66" calcext:value-type="float">
            <text:p>0.66</text:p>
          </table:table-cell>
          <table:table-cell office:value-type="float" office:value="0.624479014676218" calcext:value-type="float">
            <text:p>0.624479014676218</text:p>
          </table:table-cell>
          <table:table-cell office:value-type="float" office:value="256.213573618574" calcext:value-type="float">
            <text:p>256.213573618574</text:p>
          </table:table-cell>
        </table:table-row>
        <table:table-row table:style-name="ro1">
          <table:table-cell office:value-type="string" calcext:value-type="string">
            <text:p>IPE-Profil</text:p>
          </table:table-cell>
          <table:table-cell office:value-type="string" calcext:value-type="string">
            <text:p>rexin-shop.de</text:p>
          </table:table-cell>
          <table:table-cell office:value-type="float" office:value="64" calcext:value-type="float">
            <text:p>64</text:p>
          </table:table-cell>
          <table:table-cell office:value-type="float" office:value="120" calcext:value-type="float">
            <text:p>120</text:p>
          </table:table-cell>
          <table:table-cell office:value-type="float" office:value="4.4" calcext:value-type="float">
            <text:p>4.4</text:p>
          </table:table-cell>
          <table:table-cell office:value-type="float" office:value="6.3" calcext:value-type="float">
            <text:p>6.3</text:p>
          </table:table-cell>
          <table:table-cell office:value-type="float" office:value="50" calcext:value-type="float">
            <text:p>50</text:p>
          </table:table-cell>
          <table:table-cell office:value-type="float" office:value="0.66" calcext:value-type="float">
            <text:p>0.66</text:p>
          </table:table-cell>
          <table:table-cell office:value-type="float" office:value="1.47825337804242" calcext:value-type="float">
            <text:p>1.47825337804242</text:p>
          </table:table-cell>
          <table:table-cell office:value-type="float" office:value="108.235842634691" calcext:value-type="float">
            <text:p>108.235842634691</text:p>
          </table:table-cell>
        </table:table-row>
        <table:table-row table:style-name="ro1">
          <table:table-cell office:value-type="string" calcext:value-type="string">
            <text:p>IPE-Profil</text:p>
          </table:table-cell>
          <table:table-cell office:value-type="string" calcext:value-type="string">
            <text:p>rexin-shop.de</text:p>
          </table:table-cell>
          <table:table-cell office:value-type="float" office:value="64" calcext:value-type="float">
            <text:p>64</text:p>
          </table:table-cell>
          <table:table-cell office:value-type="float" office:value="120" calcext:value-type="float">
            <text:p>120</text:p>
          </table:table-cell>
          <table:table-cell office:value-type="float" office:value="4.4" calcext:value-type="float">
            <text:p>4.4</text:p>
          </table:table-cell>
          <table:table-cell office:value-type="float" office:value="6.3" calcext:value-type="float">
            <text:p>6.3</text:p>
          </table:table-cell>
          <table:table-cell office:value-type="float" office:value="100" calcext:value-type="float">
            <text:p>100</text:p>
          </table:table-cell>
          <table:table-cell office:value-type="float" office:value="0.66" calcext:value-type="float">
            <text:p>0.66</text:p>
          </table:table-cell>
          <table:table-cell office:value-type="float" office:value="2.90121065031943" calcext:value-type="float">
            <text:p>2.90121065031943</text:p>
          </table:table-cell>
          <table:table-cell office:value-type="float" office:value="55.1493908180655" calcext:value-type="float">
            <text:p>55.1493908180655</text:p>
          </table:table-cell>
        </table:table-row>
        <calcext:conditional-formats>
          <calcext:conditional-format calcext:target-range-address="'Blaken-SFs'.J1:'Blaken-SFs'.J73 'Blaken-SFs'.J1:'Blaken-SFs'.J1">
            <calcext:condition calcext:apply-style-name="Error" calcext:value="&lt;1.5" calcext:base-cell-address="'Blaken-SFs'.J1"/>
            <calcext:condition calcext:apply-style-name="Good" calcext:value="&lt;5" calcext:base-cell-address="'Blaken-SFs'.J1"/>
            <calcext:condition calcext:apply-style-name="Bad" calcext:value="&gt;5" calcext:base-cell-address="'Blaken-SFs'.J1"/>
          </calcext:conditional-format>
        </calcext:conditional-formats>
      </table:table>
      <table:named-expressions/>
      <table:database-ranges>
        <table:database-range table:name="__Anonymous_Sheet_DB__0" table:target-range-address="'Blaken-SFs'.A1:'Blaken-SFs'.J73">
          <table:sort>
            <table:sort-by table:field-number="3" table:data-type="automatic"/>
            <table:sort-by table:field-number="2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0">00/00/0000</text:date>, <text:time style:data-style-name="N2" text:time-value="14:19:37.265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7.1$Windows_X86_64 LibreOffice_project/47eb0cf7efbacdee9b19ae25d6752381ede23126</meta:generator>
    <dc:date>2024-10-10T14:44:50.012000000</dc:date>
    <meta:editing-duration>PT33M50S</meta:editing-duration>
    <meta:editing-cycles>2</meta:editing-cycles>
    <meta:document-statistic meta:table-count="1" meta:cell-count="730" meta:object-count="0"/>
  </office:meta>
</office:document-meta>
</file>